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ttsLog</text:p>
      <text:p text:style-name="Standard">4/4/2020</text:p>
      <text:p text:style-name="Standard">Ultrasonic detector is using A4, A5 for I/O and those are dedicated pins on an Arduino Uno for SDA/SCL. Move the Ultrasonic detector to A2, A3 and verify that I2C using A4, A5 works correctly while the Ultrasonic detector still works.</text:p>
      <text:p text:style-name="Standard"/>
      <text:list xml:id="list725922851271020270" text:style-name="L1">
        <text:list-item>
          <text:p text:style-name="P1">Verify that SmartCar_Core20191227.ino runs the robot correctly including operation of the Ultrasonic with no changes.</text:p>
        </text:list-item>
        <text:list-item>
          <text:p text:style-name="P1">Write a test program to test Ultrasonic detector.</text:p>
        </text:list-item>
        <text:list-item>
          <text:p text:style-name="P1">Modify SmartCar_Core20191227.ino for Ultrasonic detector to use A2, A3.</text:p>
        </text:list-item>
        <text:list-item>
          <text:p text:style-name="P1">Verify that the robot still runs correctly including operation of the Ultrasonic detectors.</text:p>
        </text:list-item>
        <text:list-item>
          <text:p text:style-name="P1">Verify that I2C works with the INA219.</text:p>
        </text:list-item>
        <text:list-item>
          <text:p text:style-name="P1">Calibrate all four of the INA219 modules.d</text:p>
        </text:list-item>
        <text:list-item>
          <text:p text:style-name="P1">Wire up the four INA219 module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Loyer</meta:initial-creator>
    <meta:creation-date>2020-04-04T14:11:54</meta:creation-date>
    <dc:date>2020-04-04T15:10:03</dc:date>
    <dc:creator>George Loyer</dc:creator>
    <meta:editing-duration>PT42M56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10" meta:word-count="115" meta:character-count="705"/>
  </office:meta>
</office:document-meta>
</file>